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.1666in"/>
      <style:text-properties fo:font-weight="bold" style:font-weight-asian="bold" fo:font-size="14pt" style:font-size-asian="14pt" style:font-size-complex="14pt" fo:hyphenate="true"/>
    </style:style>
    <style:style style:name="P2" style:parent-style-name="Normal" style:family="paragraph">
      <style:paragraph-properties fo:text-align="center" fo:margin-bottom="0.1666in"/>
      <style:text-properties fo:font-weight="bold" style:font-weight-asian="bold" fo:font-size="14pt" style:font-size-asian="14pt" style:font-size-complex="14pt" fo:hyphenate="true"/>
    </style:style>
    <style:style style:name="P3" style:parent-style-name="Normal" style:family="paragraph">
      <style:paragraph-properties fo:text-align="center" fo:margin-bottom="0.1666in"/>
      <style:text-properties fo:font-weight="bold" style:font-weight-asian="bold" fo:font-size="14pt" style:font-size-asian="14pt" style:font-size-complex="14pt" fo:hyphenate="true"/>
    </style:style>
    <style:style style:name="P4" style:parent-style-name="Normal" style:family="paragraph">
      <style:paragraph-properties fo:text-align="center" fo:margin-bottom="0.1666in"/>
      <style:text-properties fo:font-weight="bold" style:font-weight-asian="bold" fo:font-size="14pt" style:font-size-asian="14pt" style:font-size-complex="14pt" fo:hyphenate="true"/>
    </style:style>
    <style:style style:name="P5" style:parent-style-name="Normal" style:family="paragraph">
      <style:paragraph-properties fo:text-align="center" fo:margin-bottom="0.1666in"/>
      <style:text-properties fo:hyphenate="true"/>
    </style:style>
    <style:style style:name="P6" style:parent-style-name="Normal" style:family="paragraph">
      <style:paragraph-properties fo:text-align="center" fo:margin-bottom="0.1666in"/>
      <style:text-properties fo:hyphenate="true"/>
    </style:style>
    <style:style style:name="P7" style:parent-style-name="Normal" style:family="paragraph">
      <style:paragraph-properties fo:text-align="center" fo:margin-bottom="0.1666in"/>
      <style:text-properties fo:hyphenate="true"/>
    </style:style>
    <style:style style:name="P8" style:parent-style-name="Normal" style:family="paragraph">
      <style:paragraph-properties fo:text-align="center" fo:margin-bottom="0.1666in"/>
      <style:text-properties fo:hyphenate="true"/>
    </style:style>
    <style:style style:name="P9" style:parent-style-name="Normal" style:family="paragraph">
      <style:paragraph-properties fo:text-align="center" fo:margin-bottom="0.1666in"/>
      <style:text-properties fo:hyphenate="true"/>
    </style:style>
    <style:style style:name="P10" style:parent-style-name="Normal" style:family="paragraph">
      <style:paragraph-properties fo:break-before="page"/>
      <style:text-properties fo:hyphenate="true"/>
    </style:style>
    <style:style style:name="P11" style:parent-style-name="Normal" style:family="paragraph">
      <style:paragraph-properties fo:text-align="center"/>
      <style:text-properties fo:hyphenate="true"/>
    </style:style>
    <style:style style:name="P12" style:parent-style-name="Normal" style:family="paragraph">
      <style:text-properties fo:hyphenate="true"/>
    </style:style>
    <style:style style:name="P13" style:parent-style-name="Standard" style:family="paragraph">
      <style:text-properties fo:font-weight="bold" style:font-weight-asian="bold"/>
    </style:style>
    <style:style style:name="TableColumn15" style:family="table-column">
      <style:table-column-properties style:column-width="1.684in"/>
    </style:style>
    <style:style style:name="TableColumn16" style:family="table-column">
      <style:table-column-properties style:column-width="0.4375in"/>
    </style:style>
    <style:style style:name="TableColumn17" style:family="table-column">
      <style:table-column-properties style:column-width="4.7965in"/>
    </style:style>
    <style:style style:name="Table14" style:family="table">
      <style:table-properties style:width="6.918in" fo:margin-left="0in" table:align="left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text-properties fo:font-weight="bold" style:font-weight-asian="bold"/>
    </style:style>
    <style:style style:name="P83" style:parent-style-name="Standard" style:family="paragraph">
      <style:text-properties fo:font-weight="bold" style:font-weight-asian="bold"/>
    </style:style>
  </office:automatic-styles>
  <office:body>
    <office:text text:use-soft-page-breaks="true">
      <text:p text:style-name="P1"/>
      <text:p text:style-name="P2"/>
      <text:p text:style-name="P3"/>
      <text:p text:style-name="P4">Compiler Project</text:p>
      <text:p text:style-name="P5">Jay Stevens</text:p>
      <text:p text:style-name="P6">Scott Ng</text:p>
      <text:p text:style-name="P7">Andrew Rivada</text:p>
      <text:p text:style-name="P8">LR-Parsing Table</text:p>
      <text:p text:style-name="P9">Python<text:line-break/><text:line-break/><text:line-break/><text:line-break/><text:line-break/><text:line-break/></text:p>
      <text:p text:style-name="P10"/>
      <text:p text:style-name="P11"/>
      <text:p text:style-name="P12"/>
      <text:p text:style-name="P13">Original Grammar</text:p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Standard">&lt;prog&gt;</text:p>
          </table:table-cell>
          <table:table-cell table:style-name="TableCell20">
            <text:p text:style-name="Standard">→</text:p>
          </table:table-cell>
          <table:table-cell table:style-name="TableCell21">
            <text:p text:style-name="Standard">program &lt;id&gt; ; var &lt;dec_list&gt; begin &lt;stat-list&gt; end.</text:p>
          </table:table-cell>
        </table:table-row>
        <table:table-row table:style-name="TableRow22">
          <table:table-cell table:style-name="TableCell23">
            <text:p text:style-name="Standard">&lt;id&gt;</text:p>
          </table:table-cell>
          <table:table-cell table:style-name="TableCell24">
            <text:p text:style-name="Standard">→</text:p>
          </table:table-cell>
          <table:table-cell table:style-name="TableCell25">
            <text:p text:style-name="Standard">&lt;letter&gt; {&lt;letter&gt;|&lt;digits&gt;}</text:p>
          </table:table-cell>
        </table:table-row>
        <table:table-row table:style-name="TableRow26">
          <table:table-cell table:style-name="TableCell27">
            <text:p text:style-name="Standard">&lt;dec-list&gt;</text:p>
          </table:table-cell>
          <table:table-cell table:style-name="TableCell28">
            <text:p text:style-name="Standard">→</text:p>
          </table:table-cell>
          <table:table-cell table:style-name="TableCell29">
            <text:p text:style-name="Standard">&lt;dec&gt;:&lt;type&gt;;</text:p>
          </table:table-cell>
        </table:table-row>
        <table:table-row table:style-name="TableRow30">
          <table:table-cell table:style-name="TableCell31">
            <text:p text:style-name="Standard">&lt;dec&gt;</text:p>
          </table:table-cell>
          <table:table-cell table:style-name="TableCell32">
            <text:p text:style-name="Standard">→</text:p>
          </table:table-cell>
          <table:table-cell table:style-name="TableCell33">
            <text:p text:style-name="Standard">&lt;id&gt;, &lt;dec&gt; | &lt;id&gt;</text:p>
          </table:table-cell>
        </table:table-row>
        <table:table-row table:style-name="TableRow34">
          <table:table-cell table:style-name="TableCell35">
            <text:p text:style-name="Standard">&lt;type&gt;</text:p>
          </table:table-cell>
          <table:table-cell table:style-name="TableCell36">
            <text:p text:style-name="Standard">→</text:p>
          </table:table-cell>
          <table:table-cell table:style-name="TableCell37">
            <text:p text:style-name="Standard">integer</text:p>
          </table:table-cell>
        </table:table-row>
        <table:table-row table:style-name="TableRow38">
          <table:table-cell table:style-name="TableCell39">
            <text:p text:style-name="Standard">&lt;stat-list&gt;</text:p>
          </table:table-cell>
          <table:table-cell table:style-name="TableCell40">
            <text:p text:style-name="Standard">→</text:p>
          </table:table-cell>
          <table:table-cell table:style-name="TableCell41">
            <text:p text:style-name="Standard">&lt;stat&gt; | &lt;stat&gt; &lt;stat-list&gt;</text:p>
          </table:table-cell>
        </table:table-row>
        <table:table-row table:style-name="TableRow42">
          <table:table-cell table:style-name="TableCell43">
            <text:p text:style-name="Standard">&lt;stat&gt;</text:p>
          </table:table-cell>
          <table:table-cell table:style-name="TableCell44">
            <text:p text:style-name="Standard">→</text:p>
          </table:table-cell>
          <table:table-cell table:style-name="TableCell45">
            <text:p text:style-name="Standard">&lt;write&gt;|&lt;assign&gt;</text:p>
          </table:table-cell>
        </table:table-row>
        <table:table-row table:style-name="TableRow46">
          <table:table-cell table:style-name="TableCell47">
            <text:p text:style-name="Standard">&lt;write&gt;</text:p>
          </table:table-cell>
          <table:table-cell table:style-name="TableCell48">
            <text:p text:style-name="Standard">→</text:p>
          </table:table-cell>
          <table:table-cell table:style-name="TableCell49">
            <text:p text:style-name="Standard">print(&lt;id&gt;);</text:p>
          </table:table-cell>
        </table:table-row>
        <table:table-row table:style-name="TableRow50">
          <table:table-cell table:style-name="TableCell51">
            <text:p text:style-name="Standard">&lt;assign&gt;</text:p>
          </table:table-cell>
          <table:table-cell table:style-name="TableCell52">
            <text:p text:style-name="Standard"/>
          </table:table-cell>
          <table:table-cell table:style-name="TableCell53">
            <text:p text:style-name="Standard">&lt;id&gt; = &lt;expr&gt;;</text:p>
          </table:table-cell>
        </table:table-row>
        <table:table-row table:style-name="TableRow54">
          <table:table-cell table:style-name="TableCell55">
            <text:p text:style-name="Standard">&lt;expr&gt;</text:p>
          </table:table-cell>
          <table:table-cell table:style-name="TableCell56">
            <text:p text:style-name="Standard"/>
          </table:table-cell>
          <table:table-cell table:style-name="TableCell57">
            <text:p text:style-name="Standard">&lt;expr&gt; + &lt;term&gt;|&lt;expr&gt; - &lt;term&gt;|&lt;term&gt;</text:p>
          </table:table-cell>
        </table:table-row>
        <table:table-row table:style-name="TableRow58">
          <table:table-cell table:style-name="TableCell59">
            <text:p text:style-name="Standard">&lt;term&gt;</text:p>
          </table:table-cell>
          <table:table-cell table:style-name="TableCell60">
            <text:p text:style-name="Standard"/>
          </table:table-cell>
          <table:table-cell table:style-name="TableCell61">
            <text:p text:style-name="Standard">&lt;term&gt; * &lt;factor&gt; | &lt;term&gt; / &lt;factor&gt; | &lt;factor&gt;</text:p>
          </table:table-cell>
        </table:table-row>
        <table:table-row table:style-name="TableRow62">
          <table:table-cell table:style-name="TableCell63">
            <text:p text:style-name="Standard">&lt;factor&gt;</text:p>
          </table:table-cell>
          <table:table-cell table:style-name="TableCell64">
            <text:p text:style-name="Standard"/>
          </table:table-cell>
          <table:table-cell table:style-name="TableCell65">
            <text:p text:style-name="Standard">&lt;id&gt; | &lt;number&gt; | (&lt;expr&gt;)</text:p>
          </table:table-cell>
        </table:table-row>
        <table:table-row table:style-name="TableRow66">
          <table:table-cell table:style-name="TableCell67">
            <text:p text:style-name="Standard">&lt;number&gt;</text:p>
          </table:table-cell>
          <table:table-cell table:style-name="TableCell68">
            <text:p text:style-name="Standard"/>
          </table:table-cell>
          <table:table-cell table:style-name="TableCell69">
            <text:p text:style-name="Standard">&lt;sign&gt; &lt;digit&gt; {&lt;digit&gt;}</text:p>
          </table:table-cell>
        </table:table-row>
        <table:table-row table:style-name="TableRow70">
          <table:table-cell table:style-name="TableCell71">
            <text:p text:style-name="Standard">&lt;sign&gt;</text:p>
          </table:table-cell>
          <table:table-cell table:style-name="TableCell72">
            <text:p text:style-name="Standard"/>
          </table:table-cell>
          <table:table-cell table:style-name="TableCell73">
            <text:p text:style-name="Standard">+|-|lambda</text:p>
          </table:table-cell>
        </table:table-row>
        <table:table-row table:style-name="TableRow74">
          <table:table-cell table:style-name="TableCell75">
            <text:p text:style-name="Standard">&lt;digit&gt;</text:p>
          </table:table-cell>
          <table:table-cell table:style-name="TableCell76">
            <text:p text:style-name="Standard"/>
          </table:table-cell>
          <table:table-cell table:style-name="TableCell77">
            <text:p text:style-name="Standard">0|1|2|3|4|5|6|7|8|9</text:p>
          </table:table-cell>
        </table:table-row>
        <table:table-row table:style-name="TableRow78">
          <table:table-cell table:style-name="TableCell79">
            <text:p text:style-name="Standard">&lt;letter&gt;</text:p>
          </table:table-cell>
          <table:table-cell table:style-name="TableCell80">
            <text:p text:style-name="Standard"/>
          </table:table-cell>
          <table:table-cell table:style-name="TableCell81">
            <text:p text:style-name="Standard">p|q|r|s</text:p>
          </table:table-cell>
        </table:table-row>
      </table:table>
      <text:p text:style-name="Standard"/>
      <text:p text:style-name="P82">BNF Form</text:p>
      <text:p text:style-name="Standard">&lt;prog&gt;→ program &lt;id&gt; ; var &lt;dec_list&gt; begin &lt;stat-list&gt; end.</text:p>
      <text:p text:style-name="Standard">&lt;id&gt; <text:s text:c="3"/>→ &lt;letter&gt;&lt;id-after&gt;</text:p>
      <text:p text:style-name="Standard">&lt;id-after&gt; -&gt; &lt;letter&gt;&lt;id-after&gt;</text:p>
      <text:p text:style-name="Standard">&lt;id-after&gt; -&gt; &lt;digit&gt;&lt;id-after&gt;</text:p>
      <text:p text:style-name="Standard">&lt;id-after&gt; →<text:s/>lambda</text:p>
      <text:p text:style-name="Standard">&lt;dec-list&gt; → &lt;dec&gt; : &lt;type&gt; ;</text:p>
      <text:p text:style-name="Standard">&lt;dec&gt; → &lt;id&gt; , &lt;dec&gt;</text:p>
      <text:p text:style-name="Standard">&lt;dec&gt; → &lt;id&gt; , &lt;id&gt;</text:p>
      <text:p text:style-name="Standard">&lt;type&gt; → integer</text:p>
      <text:p text:style-name="Standard">&lt;stat-list&gt;→ &lt;stat&gt;</text:p>
      <text:p text:style-name="Standard">&lt;stat-list&gt;→ &lt;stat&gt;&lt;stat-list&gt;</text:p>
      <text:p text:style-name="Standard">&lt;stat&gt; → &lt;write&gt;</text:p>
      <text:p text:style-name="Standard">&lt;stat&gt; → &lt;assign&gt;</text:p>
      <text:p text:style-name="Standard">&lt;write&gt; → print(&lt;id&gt;);</text:p>
      <text:p text:style-name="Standard">&lt;assign&gt; → &lt;id&gt; = &lt;expr&gt;;</text:p>
      <text:p text:style-name="Standard">&lt;expr&gt; → &lt;expr&gt; + &lt;term&gt;</text:p>
      <text:p text:style-name="Standard">&lt;expr&gt; →<text:s/>&lt;expr&gt; - &lt;term&gt;</text:p>
      <text:p text:style-name="Standard">&lt;expr&gt; → &lt;term&gt;</text:p>
      <text:p text:style-name="Standard">&lt;term&gt; → &lt;term&gt; * &lt;factor&gt;</text:p>
      <text:p text:style-name="Standard">&lt;term&gt; → &lt;term&gt; / &lt;factor&gt;</text:p>
      <text:p text:style-name="Standard">&lt;term&gt; → &lt;factor&gt;</text:p>
      <text:p text:style-name="Standard">&lt;factor&gt; → &lt;id&gt;</text:p>
      <text:p text:style-name="Standard">&lt;factor&gt; → &lt;number&gt;</text:p>
      <text:p text:style-name="Standard">&lt;factor&gt;→ (&lt;expr&gt;)</text:p>
      <text:p text:style-name="Standard">&lt;number&gt; → &lt;sign&gt;&lt;digit&gt; &lt;number-after&gt;</text:p>
      <text:p text:style-name="Standard">&lt;number-after&gt; → &lt;digit&gt;</text:p>
      <text:p text:style-name="Standard">&lt;number-after&gt; →<text:s/>lambda</text:p>
      <text:soft-page-break/>
      <text:p text:style-name="P83">BNF-Continued</text:p>
      <text:p text:style-name="Standard">&lt;sign&gt; → +</text:p>
      <text:p text:style-name="Standard">&lt;sign&gt; → -</text:p>
      <text:p text:style-name="Standard">&lt;sign&gt; →<text:s/>lambda</text:p>
      <text:p text:style-name="Standard">&lt;digit&gt; →0</text:p>
      <text:p text:style-name="Standard">&lt;digit&gt; →1</text:p>
      <text:p text:style-name="Standard">&lt;digit&gt; →2</text:p>
      <text:p text:style-name="Standard">&lt;digit&gt; →3</text:p>
      <text:p text:style-name="Standard">&lt;digit&gt; →4</text:p>
      <text:p text:style-name="Standard">&lt;digit&gt; →5</text:p>
      <text:p text:style-name="Standard">&lt;digit&gt; →6</text:p>
      <text:p text:style-name="Standard">&lt;digit&gt; →7</text:p>
      <text:p text:style-name="Standard">&lt;digit&gt; →8</text:p>
      <text:p text:style-name="Standard">&lt;digit&gt; →9</text:p>
      <text:p text:style-name="Standard">&lt;letter&gt; → p</text:p>
      <text:p text:style-name="Standard">&lt;letter&gt; →q</text:p>
      <text:p text:style-name="Standard">&lt;letter&gt; →r</text:p>
      <text:p text:style-name="Standard">&lt;letter&gt; →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Andrew Rivada</dc:creator>
    <meta:creation-date>2017-12-03T22:46:00Z</meta:creation-date>
    <dc:date>2017-12-04T04:30:00Z</dc:date>
    <meta:template xlink:href="Normal.dotm" xlink:type="simple"/>
    <meta:editing-cycles>3</meta:editing-cycles>
    <meta:editing-duration>PT1200S</meta:editing-duration>
    <meta:document-statistic meta:page-count="3" meta:paragraph-count="3" meta:word-count="231" meta:character-count="1547" meta:row-count="10" meta:non-whitespace-character-count="1319"/>
  </office:meta>
</office:document-meta>
</file>